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45ce1" officeooo:paragraph-rsid="00145ce1" style:font-weight-asian="bold" style:font-weight-complex="bold"/>
    </style:style>
    <style:style style:name="P2" style:family="paragraph" style:parent-style-name="Standard">
      <style:paragraph-properties fo:text-align="start" style:justify-single-word="false"/>
      <style:text-properties fo:font-weight="bold" officeooo:rsid="00150ebc" officeooo:paragraph-rsid="00150ebc" style:font-weight-asian="bold" style:font-weight-complex="bold"/>
    </style:style>
    <style:style style:name="P3" style:family="paragraph" style:parent-style-name="Standard">
      <style:paragraph-properties fo:text-align="center" style:justify-single-word="false"/>
      <style:text-properties fo:font-size="14pt" fo:font-weight="bold" officeooo:rsid="00145ce1" officeooo:paragraph-rsid="00145ce1"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2pt" fo:font-weight="bold" officeooo:rsid="00145ce1" officeooo:paragraph-rsid="00145ce1"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0pt" fo:font-weight="normal" officeooo:rsid="00145ce1" officeooo:paragraph-rsid="00145ce1" style:font-size-asian="8.75pt" style:font-weight-asian="normal" style:font-size-complex="10pt" style:font-weight-complex="normal"/>
    </style:style>
    <style:style style:name="P6" style:family="paragraph" style:parent-style-name="Standard" style:list-style-name="L2">
      <style:paragraph-properties fo:text-align="start" style:justify-single-word="false"/>
      <style:text-properties fo:font-size="10pt" fo:font-weight="normal" officeooo:rsid="00145ce1" officeooo:paragraph-rsid="00145ce1" style:font-size-asian="8.75pt" style:font-weight-asian="normal" style:font-size-complex="10pt" style:font-weight-complex="normal"/>
    </style:style>
    <style:style style:name="P7" style:family="paragraph" style:parent-style-name="Standard">
      <style:paragraph-properties fo:text-align="start" style:justify-single-word="false"/>
      <style:text-properties officeooo:paragraph-rsid="00145ce1"/>
    </style:style>
    <style:style style:name="P8" style:family="paragraph" style:parent-style-name="Standard">
      <style:paragraph-properties fo:text-align="start" style:justify-single-word="false"/>
      <style:text-properties officeooo:paragraph-rsid="00150ebc"/>
    </style:style>
    <style:style style:name="P9" style:family="paragraph" style:parent-style-name="Standard">
      <style:paragraph-properties fo:text-align="start" style:justify-single-word="false"/>
      <style:text-properties fo:font-weight="normal" officeooo:rsid="00145ce1" officeooo:paragraph-rsid="00145ce1" style:font-weight-asian="normal" style:font-weight-complex="normal"/>
    </style:style>
    <style:style style:name="P10" style:family="paragraph" style:parent-style-name="Standard">
      <style:paragraph-properties fo:text-align="start" style:justify-single-word="false"/>
      <style:text-properties fo:font-weight="normal" officeooo:rsid="00150ebc" officeooo:paragraph-rsid="00150ebc" style:font-weight-asian="normal" style:font-weight-complex="normal"/>
    </style:style>
    <style:style style:name="P11" style:family="paragraph" style:parent-style-name="Standard" style:list-style-name="L3">
      <style:paragraph-properties fo:text-align="start" style:justify-single-word="false"/>
      <style:text-properties officeooo:rsid="00150ebc" officeooo:paragraph-rsid="00150ebc"/>
    </style:style>
    <style:style style:name="P12" style:family="paragraph" style:parent-style-name="Standard">
      <style:paragraph-properties fo:text-align="start" style:justify-single-word="false"/>
      <style:text-properties officeooo:rsid="00150ebc" officeooo:paragraph-rsid="00150ebc"/>
    </style:style>
    <style:style style:name="T1" style:family="text">
      <style:text-properties fo:font-size="10pt" fo:font-weight="bold" officeooo:rsid="00145ce1" style:font-size-asian="8.75pt" style:font-weight-asian="bold" style:font-size-complex="10pt" style:font-weight-complex="bold"/>
    </style:style>
    <style:style style:name="T2" style:family="text">
      <style:text-properties fo:font-size="10pt" fo:font-weight="normal" style:font-size-asian="8.75pt" style:font-weight-asian="normal" style:font-size-complex="10pt" style:font-weight-complex="normal"/>
    </style:style>
    <style:style style:name="T3" style:family="text">
      <style:text-properties fo:font-size="10pt" fo:font-weight="normal" officeooo:rsid="00145ce1" style:font-size-asian="8.75pt" style:font-weight-asian="normal" style:font-size-complex="10pt" style:font-weight-complex="normal"/>
    </style:style>
    <style:style style:name="T4" style:family="text">
      <style:text-properties fo:font-size="10pt" fo:font-weight="normal" officeooo:rsid="00150ebc" style:font-size-asian="8.75pt" style:font-weight-asian="normal" style:font-size-complex="10pt" style:font-weight-complex="normal"/>
    </style:style>
    <style:style style:name="T5" style:family="text">
      <style:text-properties fo:font-size="10pt" fo:font-weight="normal" officeooo:rsid="00169d00" style:font-size-asian="8.75pt" style:font-weight-asian="normal" style:font-size-complex="10pt" style:font-weight-complex="normal"/>
    </style:style>
    <style:style style:name="T6" style:family="text">
      <style:text-properties fo:font-size="10pt" style:font-size-asian="8.75pt" style:font-size-complex="10pt"/>
    </style:style>
    <style:style style:name="T7" style:family="text">
      <style:text-properties fo:font-size="10pt" officeooo:rsid="00150ebc" style:font-size-asian="8.75pt" style:font-size-complex="10pt"/>
    </style:style>
    <style:style style:name="T8" style:family="text">
      <style:text-properties fo:font-size="10pt" officeooo:rsid="00169d00" style:font-size-asian="8.75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ctivité des marmottes</text:p>
      <text:p text:style-name="P3"/>
      <text:p text:style-name="P4">Retour première séance :</text:p>
      <text:p text:style-name="P7"><text:span text:style-name="T1">Présentation de l’activité :</text:span></text:p>
      <text:p text:style-name="P5">→ Il aurait fallu insister d’avantage sur la construction du terrier quitte à montrer des contre-exemples : </text:p>
      <text:list xml:id="list3553805182" text:style-name="L2">
        <text:list-item>
          <text:p text:style-name="P6">Une unique sortie</text:p>
        </text:list-item>
        <text:list-item>
          <text:p text:style-name="P6">À chaque bout de terrier, on peut soit mettre une marmotte, soit un autre bout de terrier</text:p>
        </text:list-item>
        <text:list-item>
          <text:p text:style-name="P6">Pas le droit de faire des carrés</text:p>
        </text:list-item>
        <text:list-item>
          <text:p text:style-name="P6">Pas d’obligation d’utiliser tous les morceaux de terrier ( et la taille des morceaux de terrier ne change rien )</text:p>
        </text:list-item>
      </text:list>
      <text:p text:style-name="P7"><text:span text:style-name="T3">→ La méthode pour compter le poids du terrier semblait être comprise par au moins un membre de chaque groupe</text:span></text:p>
      <text:p text:style-name="P7"><text:span text:style-name="T3">→ Au niveau de la consigne, il aurait fallu dire ‘Vous pouvez commencer par n’utiliser que 3 ou 4 marmottes’ au lieu de ne rien préciser et de laisser tenter avec toutes les marmottes.</text:span></text:p>
      <text:p text:style-name="P7"><text:span text:style-name="T3">→ Penser à s’assurer que tous les groupes ont le bon nombre de marmottes</text:span></text:p>
      <text:p text:style-name="P7"><text:span text:style-name="T3"/></text:p>
      <text:p text:style-name="P1"><text:span text:style-name="T6">Improvisation :</text:span></text:p>
      <text:p text:style-name="P9"><text:span text:style-name="T6">→ On avait prévu d’avoir des groupes de 4, au final on avait suffisamment de matériel pour faire des groupes de 2 et de 3, je pense que des groupes de 3 est l’idéal. (Compromis entre temps d’activité et temps nécessaire pour passer dans chaque groupe )</text:span></text:p>
      <text:p text:style-name="P9"><text:span text:style-name="T6">→ Dans l’une des classes, il y avait une caméra vidéo-projeté</text:span><text:span text:style-name="T7">e</text:span><text:span text:style-name="T6">, on l’a utilisée pour construire la solution (un des étudiants fabrique le terrier sous la caméra en suivant les instructions de l’autre étudiant qui est au tableau et qui explique comment on construit le terrier en demandant aux élèves quelle marmotte prendre). Il peut être intéressant de l’utiliser pour expliquer la construction du terrier.</text:span></text:p>
      <text:p text:style-name="P9"><text:span text:style-name="T6">→</text:span><text:span text:style-name="T7"> Il nous manquait du temps pour faire la phase de décodage, au final on l’a réalisée devant la classe avec la participation des élèves, il aurait fallu mieux gérer le temps (qu’on a perdu à cause d’une mauvaise explication de l’objectif au début)</text:span></text:p>
      <text:p text:style-name="P9"><text:span text:style-name="T7"/></text:p>
      <text:p text:style-name="P2"><text:span text:style-name="T6">Institutionnalisation :</text:span></text:p>
      <text:p text:style-name="P8"><text:span text:style-name="T4"><text:tab/>Nous n’avons pas eu le temps de faire la phase de décodage, nous l’avons donc faite pendant l’institutionnalisation. N’ayant pas fait la phase de décodage, les élèves pensaient que la construction de terrier servait à :</text:span></text:p>
      <text:list xml:id="list1556890697" text:style-name="L3">
        <text:list-item>
          <text:p text:style-name="P11"><text:span text:style-name="T2">Optimiser des réseaux : mettre les appareils consommant le plus de bande passante proche du routeur</text:span></text:p>
        </text:list-item>
        <text:list-item>
          <text:p text:style-name="P11"><text:span text:style-name="T2">SCRATCH : Je pense que c’était une référence à une activité de parcours de graphe</text:span></text:p>
        </text:list-item>
      </text:list>
      <text:p text:style-name="P12"><text:span text:style-name="T2"><text:tab/></text:span><text:span text:style-name="T5">Ensuite, nous avons fait un décodage avec toute la classe, et expliqué l’utilité, il aurait fallu expliquer qu’un caractère consomme en général 8 bits (et peut être l’écrire au tableau).</text:span></text:p>
      <text:p text:style-name="P12"><text:span text:style-name="T2"/></text:p>
      <text:p text:style-name="P12"><text:span text:style-name="T2"/></text:p>
      <text:p text:style-name="P2"><text:span text:style-name="T6">Améliorations pour la prochaine fois :</text:span></text:p>
      <text:p text:style-name="P10"><text:span text:style-name="T6">→ Utiliser la caméra vidéo-projetée dès le début</text:span></text:p>
      <text:p text:style-name="P10"><text:span text:style-name="T6">→ Comparer deux terriers et montrer lequel est le meilleur au début pour s’assurer que l’objectif est bien compris</text:span></text:p>
      <text:p text:style-name="P10"><text:span text:style-name="T6">→ Utiliser un marqueur indélébile et non pas un marqueur Velleda</text:span></text:p>
      <text:p text:style-name="P10"><text:span text:style-name="T6">→ Avoir des marmottes vierges en plus et un marqueur pour pouvoir en donner au cas où il manque une marmotte</text:span></text:p>
      <text:p text:style-name="P10"><text:span text:style-name="T6">→ Utiliser des trombones pour stocker le matériel</text:span></text:p>
      <text:p text:style-name="P10"><text:span text:style-name="T6">→</text:span><text:span text:style-name="T8"> Mieux gérer le temps, si on passe plus de temps au tableau à expliquer de façon claire les règles, on peut en gagner dans les groupes qui auront compri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8T12:11:00.415651099</meta:creation-date>
    <dc:date>2021-03-18T12:53:12.579293324</dc:date>
    <meta:editing-duration>PT9M21S</meta:editing-duration>
    <meta:editing-cycles>1</meta:editing-cycles>
    <meta:document-statistic meta:table-count="0" meta:image-count="0" meta:object-count="0" meta:page-count="1" meta:paragraph-count="27" meta:word-count="509" meta:character-count="2908" meta:non-whitespace-character-count="2429"/>
    <meta:generator>LibreOffice/6.4.6.2$Linux_X86_64 LibreOffice_project/40$Build-2</meta:generator>
  </office:meta>
</office:document-meta>
</file>